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6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4746d7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cm" fo:margin-bottom="1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746d7" officeooo:paragraph-rsid="004746d7" style:font-size-asian="14pt" style:font-size-complex="14pt"/>
    </style:style>
    <style:style style:name="P12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58c0c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1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5" style:family="paragraph" style:parent-style-name="Text_20_body" style:master-page-name="">
      <loext:graphic-properties draw:fill="none" draw:fill-gradient-name="gradient" draw:fill-hatch-name="hatch"/>
      <style:paragraph-properties fo:margin-left="2cm" fo:margin-right="0cm" fo:margin-top="0cm" fo:margin-bottom="0.75cm" style:contextual-spacing="false" fo:line-height="200%" fo:text-indent="-2cm" style:auto-text-indent="false" style:page-number="auto" fo:background-color="transparent"/>
      <style:text-properties officeooo:paragraph-rsid="002e001c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rsid="0048979a" officeooo:paragraph-rsid="0048979a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979a" officeooo:paragraph-rsid="0048979a" style:font-size-asian="14pt" style:font-size-complex="14pt"/>
    </style:style>
    <style:style style:name="P19" style:family="paragraph" style:parent-style-name="Text_20_body" style:master-page-name="">
      <loext:graphic-properties draw:fill-hatch-name="hatch"/>
      <style:paragraph-properties fo:margin-top="0.101cm" fo:margin-bottom="0.499cm" style:contextual-spacing="false" fo:line-height="115%" style:page-number="auto"/>
      <style:text-properties fo:font-size="14pt" officeooo:rsid="0048979a" officeooo:paragraph-rsid="0048979a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2cdea2" style:font-size-asian="14pt" style:font-size-complex="14pt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fo:font-weight="bold" officeooo:rsid="0048979a" officeooo:paragraph-rsid="0048979a" style:font-size-asian="14pt" style:font-weight-asian="bold" style:font-size-complex="14pt" style:font-weight-complex="bold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3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T1" style:family="text">
      <style:text-properties officeooo:rsid="00458c0c"/>
    </style:style>
    <style:style style:name="T2" style:family="text">
      <style:text-properties officeooo:rsid="003f303a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fo:font-weight="bold" officeooo:rsid="002fe488" style:font-weight-asian="bold" style:font-weight-complex="bold"/>
    </style:style>
    <style:style style:name="T11" style:family="text">
      <style:text-properties officeooo:rsid="002c8a6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32b6a9"/>
    </style:style>
    <style:style style:name="T15" style:family="text">
      <style:text-properties officeooo:rsid="0035852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58c0c" style:font-weight-asian="normal" style:font-weight-complex="normal"/>
    </style:style>
    <style:style style:name="T18" style:family="text">
      <style:text-properties officeooo:rsid="003a90dc"/>
    </style:style>
    <style:style style:name="T19" style:family="text">
      <style:text-properties officeooo:rsid="003ad9c3"/>
    </style:style>
    <style:style style:name="T20" style:family="text">
      <style:text-properties officeooo:rsid="003dea23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2862eb"/>
    </style:style>
    <style:style style:name="T23" style:family="text">
      <style:text-properties officeooo:rsid="00462469"/>
    </style:style>
    <style:style style:name="T24" style:family="text">
      <style:text-properties officeooo:rsid="004746d7"/>
    </style:style>
    <style:style style:name="T25" style:family="text">
      <style:text-properties officeooo:rsid="0047800a"/>
    </style:style>
    <style:style style:name="T26" style:family="text">
      <style:text-properties officeooo:rsid="0048979a"/>
    </style:style>
    <style:style style:name="T27" style:family="text">
      <style:text-properties style:text-position="super 58%" officeooo:rsid="004897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Call to Worship</text:span><text:span text:style-name="T4"> Psalm 84:1-7) / Opening prayer (Douglas M)</text:span></text:p>
      <text:p text:style-name="P6"><text:span text:style-name="T8">Praise: </text:span><text:span text:style-name="Emphasis"><text:span text:style-name="T16">How Deep The Father’s Love</text:span></text:span></text:p>
      <text:p text:style-name="P7"><text:span text:style-name="T8">Bible Reading:</text:span> Matthew 25:31-46 (John A)</text:p>
      <text:p text:style-name="P7"><text:span text:style-name="T8">Sunday School:</text:span><text:span text:style-name="T16"> (Mook L)</text:span></text:p>
      <text:p text:style-name="P7"><text:span text:style-name="T8">Praise: </text:span><text:span text:style-name="T7">Great God, What Do I See And Hear (Rej! 259)</text:span></text:p>
      <text:p text:style-name="P13"><text:span text:style-name="T13">Announcements</text:span><text:span text:style-name="T12"> (John A)</text:span></text:p>
      <text:list xml:id="list1124754536" text:style-name="L1">
        <text:list-item>
          <text:p text:style-name="P16">Morning Tea and fellowship after the service</text:p>
        </text:list-item>
      </text:list>
      <text:p text:style-name="P10"/>
      <text:p text:style-name="P4"><text:span text:style-name="T8">Prayer for the church and the world:</text:span> (Jan F)</text:p>
      <text:p text:style-name="P4"><text:span text:style-name="T10">B</text:span><text:span text:style-name="T8">ible Reading:</text:span> 1 John 2:28 - 3:3 (Rachel D)</text:p>
      <text:p text:style-name="P5"><text:span text:style-name="T8">Praise:</text:span> <text:span text:style-name="T5">Behold the Amazing Gift of Love (Rej! 426)</text:span> (OFFERING)</text:p>
      <text:p text:style-name="P15"><text:span text:style-name="T13">Sermon:</text:span><text:span text:style-name="T12"> “CONFIDENCE FOR THE DAY OF CHRIST” (DM)</text:span></text:p>
      <text:p text:style-name="P3"><text:span text:style-name="T8">Praise:</text:span> <text:span text:style-name="T5">Come, Risen Lord (Rej! 355)</text:span></text:p>
      <text:p text:style-name="P17"><text:span text:style-name="T8">The Lord’s Supper</text:span></text:p>
      <text:p text:style-name="P17"><text:span text:style-name="T8">Praise: </text:span><text:span text:style-name="T6">Fight the Good Fight with All Your Might (Rej! 453)</text:span></text:p>
      <text:p text:style-name="P3"><text:span text:style-name="T8">Benediction</text:span> (<text:span text:style-name="T26">DM</text:span>)</text:p>
      <text:p text:style-name="P21">Announcements</text:p>
      <text:p text:style-name="P19">Hope Explored</text:p>
      <text:p text:style-name="P20"/>
      <text:p text:style-name="P20"/>
      <text:p text:style-name="P20"/>
      <text:p text:style-name="P20"/>
      <text:p text:style-name="P18">Fellowship over Morning Tea in the Hall</text:p>
      <text:p text:style-name="P23">Call to Worship (Psalm 84:1-7) / Opening prayer (Douglas M)</text:p>
      <text:p text:style-name="P14">Praise: How Deep The Father’s Love</text:p>
      <text:p text:style-name="P14">Bible Reading: Matthew 25:31-46 (John A)</text:p>
      <text:p text:style-name="P14">Sunday School (Mook L)</text:p>
      <text:p text:style-name="P14">Praise: Great God, What Do I See And Hear (Rej! 259)</text:p>
      <text:p text:style-name="P14">Announcements (John A)</text:p>
      <text:p text:style-name="P14">Prayer for the church and the world  (Jan F)</text:p>
      <text:p text:style-name="P14">Bible reading: 1 John 2:28 - 3:3 (Rachel D)</text:p>
      <text:p text:style-name="P14">Praise: Behold the Amazing Gift of Love (Rej! 426)</text:p>
      <text:p text:style-name="P14">Sermon: “CONFIDENCE FOR THE DAY OF CHRIST” (DM)</text:p>
      <text:p text:style-name="P14">Praise: Come, Risen Lord (Rej! 355)</text:p>
      <text:p text:style-name="P14">The Lord’s Supper</text:p>
      <text:p text:style-name="P14">Praise: Fight the Good Fight with All Your Might (Rej! 453)</text:p>
      <text:p text:style-name="P14">Benediction (DM)</text:p>
      <text:p text:style-name="P14"/>
      <text:p text:style-name="P14">Sermon Outline</text:p>
      <text:p text:style-name="P14">“CONFIDENCE FOR THE DAY OF CHRIST”   (1 John 2:28-3:3)</text:p>
      <text:p text:style-name="P14">Introduction</text:p>
      <text:p text:style-name="P14"><text:span text:style-name="T26">1. </text:span>We are practising righteousness (2:29)</text:p>
      <text:p text:style-name="P14"><text:span text:style-name="T26">2. </text:span>We are God’s children (3:1)</text:p>
      <text:p text:style-name="P14"><text:span text:style-name="T26">3. </text:span>We hope to see Jesus (3:2-3)</text:p>
      <text:p text:style-name="P14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8979a"/>
    </style:style>
    <style:style style:name="MT2" style:family="text">
      <style:text-properties style:text-position="super 58%" officeooo:rsid="0048979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</text:span><text:span text:style-name="MT2">st</text:span><text:span text:style-name="MT1"> September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8-31T20:34:54.416884344</dc:date>
    <meta:editing-duration>PT5H14M2S</meta:editing-duration>
    <meta:editing-cycles>37</meta:editing-cycles>
    <meta:generator>LibreOffice/7.3.7.2$Linux_X86_64 LibreOffice_project/30$Build-2</meta:generator>
    <meta:print-date>2024-08-31T20:26:08.827827178</meta:print-date>
    <meta:document-statistic meta:table-count="0" meta:image-count="0" meta:object-count="0" meta:page-count="3" meta:paragraph-count="40" meta:word-count="251" meta:character-count="1428" meta:non-whitespace-character-count="1215"/>
  </office:meta>
</office:document-meta>
</file>